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CTURA<text:tab/>DATA<text:tab/>NOM<text:tab/>COGNOMS<text:tab/>IMPORT</text:p>
      <text:p text:style-name="Standard">12345<text:tab/>02/01/09<text:tab/>OSCAR<text:tab/>CASAU PIÑOT<text:tab/>329,82</text:p>
      <text:p text:style-name="Standard">12346<text:tab/>28/01/09<text:tab/>RAFAEL<text:tab/>VALDERAS PEREZ<text:tab/>-148,42</text:p>
      <text:p text:style-name="Standard">12347<text:tab/>25/03/09<text:tab/>TOMAS<text:tab/>STERN VIDAL<text:tab/>765,14</text:p>
      <text:p text:style-name="Standard">12348<text:tab/>31/03/09<text:tab/>DAVID<text:tab/>PEREZ VILAJOSANA<text:tab/>164,81</text:p>
      <text:p text:style-name="Standard">12349<text:tab/>01/04/09<text:tab/>XAVIER<text:tab/>PLA SEGURA<text:tab/>441,23</text:p>
      <text:p text:style-name="Standard">12350<text:tab/>04/04/09<text:tab/>MARC<text:tab/>PLANAS TORRECILLAS<text:tab/>579,24</text:p>
      <text:p text:style-name="Standard">12351<text:tab/>08/04/09<text:tab/>NICOLÁS<text:tab/>ARROYO AZNAR<text:tab/>1473,54</text:p>
      <text:p text:style-name="Standard">12352<text:tab/>08/04/09<text:tab/>NICOLÁS<text:tab/>ARROYO AZNAR<text:tab/>325,63</text:p>
      <text:p text:style-name="Standard">12353<text:tab/>30/04/09<text:tab/>DANIEL<text:tab/>RISQUETE BAUTISTA<text:tab/>335,77</text:p>
      <text:p text:style-name="Standard">12354<text:tab/>12/05/09<text:tab/>CRISTOBAL<text:tab/>MARCO GONZALEZ<text:tab/>329,78</text:p>
      <text:p text:style-name="Standard">12355<text:tab/>01/06/09<text:tab/>ALEJANDRO<text:tab/>CRUZ GUAL<text:tab/>163,57</text:p>
      <text:p text:style-name="Standard">12356<text:tab/>09/06/09<text:tab/>ALEXIS<text:tab/>GARCIA GOMIS<text:tab/>670,78</text:p>
      <text:p text:style-name="Standard">12357<text:tab/>12/07/09<text:tab/>NICOLÁS<text:tab/>ARROYO AZNAR<text:tab/>337,39</text:p>
      <text:p text:style-name="Standard">12358<text:tab/>30/07/09<text:tab/>RAMON<text:tab/>RIERA MAS<text:tab/>1290,92</text:p>
      <text:p text:style-name="Standard">12359<text:tab/>03/08/09<text:tab/>MANUEL<text:tab/>FAJARDO <text:s/>DEL PERAL<text:tab/>1311,76</text:p>
      <text:p text:style-name="Standard">12360<text:tab/>13/08/09<text:tab/>JORDI<text:tab/>GIRONA LISON<text:tab/>337,55</text:p>
      <text:p text:style-name="Standard">12361<text:tab/>29/08/09<text:tab/>JORDI<text:tab/>ESTRELLS MORENO<text:tab/>146,77</text:p>
      <text:p text:style-name="Standard">12362<text:tab/>24/09/09<text:tab/>NICOLÁS<text:tab/>ARROYO AZNAR<text:tab/>671,66</text:p>
      <text:p text:style-name="Standard">12363<text:tab/>02/11/09<text:tab/>NICOLÁS<text:tab/>ARROYO AZNAR<text:tab/>160,73</text:p>
      <text:p text:style-name="Standard">12364<text:tab/>13/11/09<text:tab/>NICOLÁS<text:tab/>ARROYO AZNAR<text:tab/>875,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3:20.75</meta:creation-date>
    <meta:editing-duration>PT00H00M39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21" meta:word-count="126" meta:character-count="877"/>
    <dc:date>2009-12-27T22:33:22.57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